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245ab" officeooo:paragraph-rsid="001245ab"/>
    </style:style>
    <style:style style:name="P2" style:family="paragraph" style:parent-style-name="Standard" style:list-style-name="L1">
      <style:text-properties style:font-name="Calibri" officeooo:rsid="001245ab" officeooo:paragraph-rsid="001245ab"/>
    </style:style>
    <style:style style:name="P3" style:family="paragraph" style:parent-style-name="Standard" style:list-style-name="L1">
      <style:text-properties style:font-name="Calibri" officeooo:rsid="001245ab" officeooo:paragraph-rsid="0013ce41"/>
    </style:style>
    <style:style style:name="P4" style:family="paragraph" style:parent-style-name="Standard">
      <style:text-properties style:font-name="Calibri" officeooo:rsid="001245ab" officeooo:paragraph-rsid="001245ab"/>
    </style:style>
    <style:style style:name="P5" style:family="paragraph" style:parent-style-name="Standard">
      <style:text-properties style:font-name="Calibri" officeooo:rsid="001245ab" officeooo:paragraph-rsid="001347be"/>
    </style:style>
    <style:style style:name="P6" style:family="paragraph" style:parent-style-name="Standard" style:list-style-name="L1">
      <style:text-properties style:font-name="Calibri" officeooo:rsid="001347be" officeooo:paragraph-rsid="001347be"/>
    </style:style>
    <style:style style:name="P7" style:family="paragraph" style:parent-style-name="Standard" style:list-style-name="L1">
      <style:text-properties style:font-name="Calibri" officeooo:rsid="001347be" officeooo:paragraph-rsid="0015abe9"/>
    </style:style>
    <style:style style:name="P8" style:family="paragraph" style:parent-style-name="Standard">
      <style:text-properties style:font-name="Calibri" officeooo:rsid="001347be" officeooo:paragraph-rsid="001347b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abe9"/>
    </style:style>
    <style:style style:name="T3" style:family="text">
      <style:text-properties style:text-position="super 58%" fo:font-weight="bold" officeooo:rsid="0015abe9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officeooo:rsid="00124c48"/>
    </style:style>
    <style:style style:name="T6" style:family="text">
      <style:text-properties officeooo:rsid="0015abe9"/>
    </style:style>
    <style:style style:name="T7" style:family="text">
      <style:text-properties fo:font-weight="bold" officeooo:rsid="0015abe9" style:font-weight-asian="bold" style:font-weight-complex="bold"/>
    </style:style>
    <style:style style:name="T8" style:family="text">
      <style:text-properties fo:color="#800000" fo:font-weight="bold" officeooo:rsid="0015abe9" style:font-weight-asian="bold" style:font-weight-complex="bold"/>
    </style:style>
    <style:style style:name="T9" style:family="text">
      <style:text-properties fo:color="#800000" style:text-position="super 58%" fo:font-weight="bold" officeooo:rsid="0015abe9" style:font-weight-asian="bold" style:font-weight-complex="bold"/>
    </style:style>
    <style:style style:name="T10" style:family="text">
      <style:text-properties fo:color="#ff0000" fo:font-weight="bold" officeooo:rsid="0015abe9" style:font-weight-asian="bold" style:font-weight-complex="bold"/>
    </style:style>
    <style:style style:name="T11" style:family="text">
      <style:text-properties fo:color="#ff0000" style:text-position="super 58%" fo:font-weight="bold" officeooo:rsid="0015abe9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r the Kids on 45<text:span text:style-name="T1">th</text:span> Legacy Sales Data:</text:p>
      <text:p text:style-name="P1"/>
      <text:list xml:id="list7823121744203507897" text:style-name="L1">
        <text:list-item>
          <text:p text:style-name="P2">What has the effect of inflation been during the time the data was recorded?</text:p>
        </text:list-item>
      </text:list>
      <text:p text:style-name="P1"/>
      <text:list xml:id="list200601968410242" text:continue-numbering="true" text:style-name="L1">
        <text:list-item>
          <text:p text:style-name="P2">Has per-month average balance-due in the sales table tracked inflation?</text:p>
        </text:list-item>
      </text:list>
      <text:p text:style-name="P1"/>
      <text:list xml:id="list200601996960813" text:continue-numbering="true" text:style-name="L1">
        <text:list-item>
          <text:p text:style-name="P2">Has per-month average item cost in the product table tracked inflation?</text:p>
        </text:list-item>
      </text:list>
      <text:p text:style-name="P1"/>
      <text:list xml:id="list200603270880712" text:continue-numbering="true" text:style-name="L1">
        <text:list-item>
          <text:p text:style-name="P2">What has been the month-over-month number of items purchased per transaction?</text:p>
        </text:list-item>
      </text:list>
      <text:p text:style-name="P1"/>
      <text:list xml:id="list200602939445772" text:continue-numbering="true" text:style-name="L1">
        <text:list-item>
          <text:p text:style-name="P3">Does the average amount of transaction vary monthly, or seasonally?</text:p>
        </text:list-item>
      </text:list>
      <text:p text:style-name="P1"/>
      <text:list xml:id="list200601967626149" text:continue-numbering="true" text:style-name="L1">
        <text:list-item>
          <text:p text:style-name="P2">Is there a relationship between how often a customer shops in the store versus how much they spend per transaction? <text:span text:style-name="T5">(Answered by Jahnavi)</text:span></text:p>
        </text:list-item>
      </text:list>
      <text:p text:style-name="P1"/>
      <text:list xml:id="list200602543292219" text:continue-numbering="true" text:style-name="L1">
        <text:list-item>
          <text:p text:style-name="P2">Is there a difference in the shopping habits of consignor partners versus non-partners? <text:span text:style-name="T5">(Answered by Jahnavi)</text:span></text:p>
        </text:list-item>
      </text:list>
      <text:p text:style-name="P1"/>
      <text:list xml:id="list200602561823797" text:continue-numbering="true" text:style-name="L1">
        <text:list-item>
          <text:p text:style-name="P6">What is the average cost of a consignment item by category? (Answered by Abhishek and/or Jahnavi) <text:s/><text:span text:style-name="T10">Note: This is a Kids on 45</text:span><text:span text:style-name="T11">th</text:span><text:span text:style-name="T10"> Most Important Question.</text:span></text:p>
        </text:list-item>
      </text:list>
      <text:p text:style-name="P8"/>
      <text:list xml:id="list200602540838156" text:continue-numbering="true" text:style-name="L1">
        <text:list-item>
          <text:p text:style-name="P7">What is the average time-on-shelf for a consignment item? (Answered by Abhishek and/or Jahnavi) <text:s/><text:span text:style-name="T10">Note: This is a Kids on 45</text:span><text:span text:style-name="T11">th</text:span><text:span text:style-name="T10"> Most Important Question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26:31.834283868</meta:creation-date>
    <dc:date>2018-02-22T20:06:01.178844073</dc:date>
    <meta:editing-duration>PT2H45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63" meta:character-count="977" meta:non-whitespace-character-count="831"/>
  </office:meta>
</office:document-meta>
</file>